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irrorServer.HttpMirrorServer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MirrorServe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Server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HttpMirrorServer.sto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irrorServer.main( String arg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